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gsensor" table:style-name="ta1">
        <table:shapes>
          <draw:frame draw:z-index="0" draw:style-name="gr1" draw:text-style-name="P1" svg:width="32.837cm" svg:height="29.989cm" svg:x="9.578cm" svg:y="3.24cm">
            <draw:object draw:notify-on-update-of-ranges="wegsensor.A2:wegsensor.A155 wegsensor.B2:wegsensor.B155 wegsensor.A2:wegsensor.A155 wegsensor.C2:wegsensor.C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sswer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it=P1*X²+P2*X+P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3" calcext:value-type="float">
            <text:p>153</text:p>
          </table:table-cell>
          <table:table-cell table:formula="of:=[.$E$2]*[.A2]^2+[.$E$3]*[.A2]+[.$E$4]" office:value-type="float" office:value="152.05951960405" calcext:value-type="float">
            <text:p>152,05951960405</text:p>
          </table:table-cell>
          <table:table-cell office:value-type="string" calcext:value-type="string">
            <text:p>P1</text:p>
          </table:table-cell>
          <table:table-cell table:style-name="ce1" office:value-type="float" office:value="0.00000095445" calcext:value-type="float">
            <text:p>9,54E-0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2" calcext:value-type="float">
            <text:p>152</text:p>
          </table:table-cell>
          <table:table-cell table:formula="of:=[.$E$2]*[.A3]^2+[.$E$3]*[.A3]+[.$E$4]" office:value-type="float" office:value="152.05951960405" calcext:value-type="float">
            <text:p>152,05951960405</text:p>
          </table:table-cell>
          <table:table-cell office:value-type="string" calcext:value-type="string">
            <text:p>P2</text:p>
          </table:table-cell>
          <table:table-cell table:formula="of:=0.14462" office:value-type="float" office:value="0.14462" calcext:value-type="float">
            <text:p>0,1446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1" calcext:value-type="float">
            <text:p>151</text:p>
          </table:table-cell>
          <table:table-cell table:formula="of:=[.$E$2]*[.A4]^2+[.$E$3]*[.A4]+[.$E$4]" office:value-type="float" office:value="150.59388700205" calcext:value-type="float">
            <text:p>150,59388700205</text:p>
          </table:table-cell>
          <table:table-cell office:value-type="string" calcext:value-type="string">
            <text:p>P3</text:p>
          </table:table-cell>
          <table:table-cell table:formula="of:=3.1144" office:value-type="float" office:value="3.1144" calcext:value-type="float">
            <text:p>3,114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0" calcext:value-type="float">
            <text:p>150</text:p>
          </table:table-cell>
          <table:table-cell table:formula="of:=[.$E$2]*[.A5]^2+[.$E$3]*[.A5]+[.$E$4]" office:value-type="float" office:value="149.5680577602" calcext:value-type="float">
            <text:p>149,5680577602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9" calcext:value-type="float">
            <text:p>149</text:p>
          </table:table-cell>
          <table:table-cell table:formula="of:=[.$E$2]*[.A6]^2+[.$E$3]*[.A6]+[.$E$4]" office:value-type="float" office:value="148.9819116178" calcext:value-type="float">
            <text:p>148,981911617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8" calcext:value-type="float">
            <text:p>148</text:p>
          </table:table-cell>
          <table:table-cell table:formula="of:=[.$E$2]*[.A7]^2+[.$E$3]*[.A7]+[.$E$4]" office:value-type="float" office:value="148.1027496712" calcext:value-type="float">
            <text:p>148,1027496712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7" calcext:value-type="float">
            <text:p>147</text:p>
          </table:table-cell>
          <table:table-cell table:formula="of:=[.$E$2]*[.A8]^2+[.$E$3]*[.A8]+[.$E$4]" office:value-type="float" office:value="147.07714758845" calcext:value-type="float">
            <text:p>147,0771475884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6" calcext:value-type="float">
            <text:p>146</text:p>
          </table:table-cell>
          <table:table-cell table:formula="of:=[.$E$2]*[.A9]^2+[.$E$3]*[.A9]+[.$E$4]" office:value-type="float" office:value="145.75865378" calcext:value-type="float">
            <text:p>145,75865378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" calcext:value-type="float">
            <text:p>145</text:p>
          </table:table-cell>
          <table:table-cell table:formula="of:=[.$E$2]*[.A10]^2+[.$E$3]*[.A10]+[.$E$4]" office:value-type="float" office:value="145.02622403125" calcext:value-type="float">
            <text:p>145,0262240312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" calcext:value-type="float">
            <text:p>144</text:p>
          </table:table-cell>
          <table:table-cell table:formula="of:=[.$E$2]*[.A11]^2+[.$E$3]*[.A11]+[.$E$4]" office:value-type="float" office:value="144.293842005" calcext:value-type="float">
            <text:p>144,29384200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3" calcext:value-type="float">
            <text:p>143</text:p>
          </table:table-cell>
          <table:table-cell table:formula="of:=[.$E$2]*[.A12]^2+[.$E$3]*[.A12]+[.$E$4]" office:value-type="float" office:value="143.26858734205" calcext:value-type="float">
            <text:p>143,2685873420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2" calcext:value-type="float">
            <text:p>142</text:p>
          </table:table-cell>
          <table:table-cell table:formula="of:=[.$E$2]*[.A13]^2+[.$E$3]*[.A13]+[.$E$4]" office:value-type="float" office:value="142.38987207805" calcext:value-type="float">
            <text:p>142,3898720780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1" calcext:value-type="float">
            <text:p>141</text:p>
          </table:table-cell>
          <table:table-cell table:formula="of:=[.$E$2]*[.A14]^2+[.$E$3]*[.A14]+[.$E$4]" office:value-type="float" office:value="141.21835862445" calcext:value-type="float">
            <text:p>141,2183586244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0" calcext:value-type="float">
            <text:p>140</text:p>
          </table:table-cell>
          <table:table-cell table:formula="of:=[.$E$2]*[.A15]^2+[.$E$3]*[.A15]+[.$E$4]" office:value-type="float" office:value="140.04696734045" calcext:value-type="float">
            <text:p>140,0469673404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39" calcext:value-type="float">
            <text:p>139</text:p>
          </table:table-cell>
          <table:table-cell table:formula="of:=[.$E$2]*[.A16]^2+[.$E$3]*[.A16]+[.$E$4]" office:value-type="float" office:value="139.0221001842" calcext:value-type="float">
            <text:p>139,0221001842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8" calcext:value-type="float">
            <text:p>138</text:p>
          </table:table-cell>
          <table:table-cell table:formula="of:=[.$E$2]*[.A17]^2+[.$E$3]*[.A17]+[.$E$4]" office:value-type="float" office:value="137.99732656405" calcext:value-type="float">
            <text:p>137,9973265640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37" calcext:value-type="float">
            <text:p>137</text:p>
          </table:table-cell>
          <table:table-cell table:formula="of:=[.$E$2]*[.A18]^2+[.$E$3]*[.A18]+[.$E$4]" office:value-type="float" office:value="137.11902362245" calcext:value-type="float">
            <text:p>137,1190236224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36" calcext:value-type="float">
            <text:p>136</text:p>
          </table:table-cell>
          <table:table-cell table:formula="of:=[.$E$2]*[.A19]^2+[.$E$3]*[.A19]+[.$E$4]" office:value-type="float" office:value="136.24078940125" calcext:value-type="float">
            <text:p>136,2407894012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5" calcext:value-type="float">
            <text:p>135</text:p>
          </table:table-cell>
          <table:table-cell table:formula="of:=[.$E$2]*[.A20]^2+[.$E$3]*[.A20]+[.$E$4]" office:value-type="float" office:value="135.06991733805" calcext:value-type="float">
            <text:p>135,0699173380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34" calcext:value-type="float">
            <text:p>134</text:p>
          </table:table-cell>
          <table:table-cell table:formula="of:=[.$E$2]*[.A21]^2+[.$E$3]*[.A21]+[.$E$4]" office:value-type="float" office:value="134.19184346445" calcext:value-type="float">
            <text:p>134,1918434644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33" calcext:value-type="float">
            <text:p>133</text:p>
          </table:table-cell>
          <table:table-cell table:formula="of:=[.$E$2]*[.A22]^2+[.$E$3]*[.A22]+[.$E$4]" office:value-type="float" office:value="133.02118519805" calcext:value-type="float">
            <text:p>133,0211851980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32" calcext:value-type="float">
            <text:p>132</text:p>
          </table:table-cell>
          <table:table-cell table:formula="of:=[.$E$2]*[.A23]^2+[.$E$3]*[.A23]+[.$E$4]" office:value-type="float" office:value="131.9969594322" calcext:value-type="float">
            <text:p>131,996959432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1" calcext:value-type="float">
            <text:p>131</text:p>
          </table:table-cell>
          <table:table-cell table:formula="of:=[.$E$2]*[.A24]^2+[.$E$3]*[.A24]+[.$E$4]" office:value-type="float" office:value="131.11912608" calcext:value-type="float">
            <text:p>131,11912608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30" calcext:value-type="float">
            <text:p>130</text:p>
          </table:table-cell>
          <table:table-cell table:formula="of:=[.$E$2]*[.A25]^2+[.$E$3]*[.A25]+[.$E$4]" office:value-type="float" office:value="130.09507402405" calcext:value-type="float">
            <text:p>130,0950740240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29" calcext:value-type="float">
            <text:p>129</text:p>
          </table:table-cell>
          <table:table-cell table:formula="of:=[.$E$2]*[.A26]^2+[.$E$3]*[.A26]+[.$E$4]" office:value-type="float" office:value="129.21738956605" calcext:value-type="float">
            <text:p>129,2173895660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28" calcext:value-type="float">
            <text:p>128</text:p>
          </table:table-cell>
          <table:table-cell table:formula="of:=[.$E$2]*[.A27]^2+[.$E$3]*[.A27]+[.$E$4]" office:value-type="float" office:value="128.04725052045" calcext:value-type="float">
            <text:p>128,0472505204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7" calcext:value-type="float">
            <text:p>127</text:p>
          </table:table-cell>
          <table:table-cell table:formula="of:=[.$E$2]*[.A28]^2+[.$E$3]*[.A28]+[.$E$4]" office:value-type="float" office:value="127.3159756562" calcext:value-type="float">
            <text:p>127,3159756562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6" calcext:value-type="float">
            <text:p>126</text:p>
          </table:table-cell>
          <table:table-cell table:formula="of:=[.$E$2]*[.A29]^2+[.$E$3]*[.A29]+[.$E$4]" office:value-type="float" office:value="125.70733893805" calcext:value-type="float">
            <text:p>125,7073389380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25" calcext:value-type="float">
            <text:p>125</text:p>
          </table:table-cell>
          <table:table-cell table:formula="of:=[.$E$2]*[.A30]^2+[.$E$3]*[.A30]+[.$E$4]" office:value-type="float" office:value="124.82999808205" calcext:value-type="float">
            <text:p>124,8299980820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24" calcext:value-type="float">
            <text:p>124</text:p>
          </table:table-cell>
          <table:table-cell table:formula="of:=[.$E$2]*[.A31]^2+[.$E$3]*[.A31]+[.$E$4]" office:value-type="float" office:value="123.5141156488" calcext:value-type="float">
            <text:p>123,514115648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3" calcext:value-type="float">
            <text:p>123</text:p>
          </table:table-cell>
          <table:table-cell table:formula="of:=[.$E$2]*[.A32]^2+[.$E$3]*[.A32]+[.$E$4]" office:value-type="float" office:value="122.78313666405" calcext:value-type="float">
            <text:p>122,7831366640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2" calcext:value-type="float">
            <text:p>122</text:p>
          </table:table-cell>
          <table:table-cell table:formula="of:=[.$E$2]*[.A33]^2+[.$E$3]*[.A33]+[.$E$4]" office:value-type="float" office:value="122.0522054018" calcext:value-type="float">
            <text:p>122,0522054018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1" calcext:value-type="float">
            <text:p>121</text:p>
          </table:table-cell>
          <table:table-cell table:formula="of:=[.$E$2]*[.A34]^2+[.$E$3]*[.A34]+[.$E$4]" office:value-type="float" office:value="120.44432460805" calcext:value-type="float">
            <text:p>120,4443246080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0" calcext:value-type="float">
            <text:p>120</text:p>
          </table:table-cell>
          <table:table-cell table:formula="of:=[.$E$2]*[.A35]^2+[.$E$3]*[.A35]+[.$E$4]" office:value-type="float" office:value="119.56739607445" calcext:value-type="float">
            <text:p>119,5673960744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9" calcext:value-type="float">
            <text:p>119</text:p>
          </table:table-cell>
          <table:table-cell table:formula="of:=[.$E$2]*[.A36]^2+[.$E$3]*[.A36]+[.$E$4]" office:value-type="float" office:value="117.6676200008" calcext:value-type="float">
            <text:p>117,667620000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8" calcext:value-type="float">
            <text:p>118</text:p>
          </table:table-cell>
          <table:table-cell table:formula="of:=[.$E$2]*[.A37]^2+[.$E$3]*[.A37]+[.$E$4]" office:value-type="float" office:value="117.6676200008" calcext:value-type="float">
            <text:p>117,667620000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17" calcext:value-type="float">
            <text:p>117</text:p>
          </table:table-cell>
          <table:table-cell table:formula="of:=[.$E$2]*[.A38]^2+[.$E$3]*[.A38]+[.$E$4]" office:value-type="float" office:value="116.7909090818" calcext:value-type="float">
            <text:p>116,7909090818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6" calcext:value-type="float">
            <text:p>116</text:p>
          </table:table-cell>
          <table:table-cell table:formula="of:=[.$E$2]*[.A39]^2+[.$E$3]*[.A39]+[.$E$4]" office:value-type="float" office:value="116.2064733138" calcext:value-type="float">
            <text:p>116,206473313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5" calcext:value-type="float">
            <text:p>115</text:p>
          </table:table-cell>
          <table:table-cell table:formula="of:=[.$E$2]*[.A40]^2+[.$E$3]*[.A40]+[.$E$4]" office:value-type="float" office:value="115.47597155405" calcext:value-type="float">
            <text:p>115,4759715540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14" calcext:value-type="float">
            <text:p>114</text:p>
          </table:table-cell>
          <table:table-cell table:formula="of:=[.$E$2]*[.A41]^2+[.$E$3]*[.A41]+[.$E$4]" office:value-type="float" office:value="114.1611886472" calcext:value-type="float">
            <text:p>114,161188647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3" calcext:value-type="float">
            <text:p>113</text:p>
          </table:table-cell>
          <table:table-cell table:formula="of:=[.$E$2]*[.A42]^2+[.$E$3]*[.A42]+[.$E$4]" office:value-type="float" office:value="112.7005000962" calcext:value-type="float">
            <text:p>112,7005000962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2" calcext:value-type="float">
            <text:p>112</text:p>
          </table:table-cell>
          <table:table-cell table:formula="of:=[.$E$2]*[.A43]^2+[.$E$3]*[.A43]+[.$E$4]" office:value-type="float" office:value="112.26233075445" calcext:value-type="float">
            <text:p>112,2623307544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1" calcext:value-type="float">
            <text:p>111</text:p>
          </table:table-cell>
          <table:table-cell table:formula="of:=[.$E$2]*[.A44]^2+[.$E$3]*[.A44]+[.$E$4]" office:value-type="float" office:value="111.09396316805" calcext:value-type="float">
            <text:p>111,0939631680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0" calcext:value-type="float">
            <text:p>110</text:p>
          </table:table-cell>
          <table:table-cell table:formula="of:=[.$E$2]*[.A45]^2+[.$E$3]*[.A45]+[.$E$4]" office:value-type="float" office:value="109.34164085645" calcext:value-type="float">
            <text:p>109,3416408564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9" calcext:value-type="float">
            <text:p>109</text:p>
          </table:table-cell>
          <table:table-cell table:formula="of:=[.$E$2]*[.A46]^2+[.$E$3]*[.A46]+[.$E$4]" office:value-type="float" office:value="108.9036032288" calcext:value-type="float">
            <text:p>108,9036032288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8" calcext:value-type="float">
            <text:p>108</text:p>
          </table:table-cell>
          <table:table-cell table:formula="of:=[.$E$2]*[.A47]^2+[.$E$3]*[.A47]+[.$E$4]" office:value-type="float" office:value="108.3195797832" calcext:value-type="float">
            <text:p>108,319579783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7" calcext:value-type="float">
            <text:p>107</text:p>
          </table:table-cell>
          <table:table-cell table:formula="of:=[.$E$2]*[.A48]^2+[.$E$3]*[.A48]+[.$E$4]" office:value-type="float" office:value="107.58959342645" calcext:value-type="float">
            <text:p>107,5895934264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6" calcext:value-type="float">
            <text:p>106</text:p>
          </table:table-cell>
          <table:table-cell table:formula="of:=[.$E$2]*[.A49]^2+[.$E$3]*[.A49]+[.$E$4]" office:value-type="float" office:value="105.83782087805" calcext:value-type="float">
            <text:p>105,8378208780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5" calcext:value-type="float">
            <text:p>105</text:p>
          </table:table-cell>
          <table:table-cell table:formula="of:=[.$E$2]*[.A50]^2+[.$E$3]*[.A50]+[.$E$4]" office:value-type="float" office:value="105.25395778005" calcext:value-type="float">
            <text:p>105,2539577800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4" calcext:value-type="float">
            <text:p>104</text:p>
          </table:table-cell>
          <table:table-cell table:formula="of:=[.$E$2]*[.A51]^2+[.$E$3]*[.A51]+[.$E$4]" office:value-type="float" office:value="104.67012522445" calcext:value-type="float">
            <text:p>104,6701252244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table:formula="of:=[.$E$2]*[.A52]^2+[.$E$3]*[.A52]+[.$E$4]" office:value-type="float" office:value="103.6484917448" calcext:value-type="float">
            <text:p>103,6484917448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2" calcext:value-type="float">
            <text:p>102</text:p>
          </table:table-cell>
          <table:table-cell table:formula="of:=[.$E$2]*[.A53]^2+[.$E$3]*[.A53]+[.$E$4]" office:value-type="float" office:value="102.4810251592" calcext:value-type="float">
            <text:p>102,481025159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1" calcext:value-type="float">
            <text:p>101</text:p>
          </table:table-cell>
          <table:table-cell table:formula="of:=[.$E$2]*[.A54]^2+[.$E$3]*[.A54]+[.$E$4]" office:value-type="float" office:value="101.16777128125" calcext:value-type="float">
            <text:p>101,167771281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0" calcext:value-type="float">
            <text:p>100</text:p>
          </table:table-cell>
          <table:table-cell table:formula="of:=[.$E$2]*[.A55]^2+[.$E$3]*[.A55]+[.$E$4]" office:value-type="float" office:value="99.41700663205" calcext:value-type="float">
            <text:p>99,4170066320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9" calcext:value-type="float">
            <text:p>99</text:p>
          </table:table-cell>
          <table:table-cell table:formula="of:=[.$E$2]*[.A56]^2+[.$E$3]*[.A56]+[.$E$4]" office:value-type="float" office:value="99.2711219858" calcext:value-type="float">
            <text:p>99,2711219858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8" calcext:value-type="float">
            <text:p>98</text:p>
          </table:table-cell>
          <table:table-cell table:formula="of:=[.$E$2]*[.A57]^2+[.$E$3]*[.A57]+[.$E$4]" office:value-type="float" office:value="97.66651686445" calcext:value-type="float">
            <text:p>97,6665168644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7" calcext:value-type="float">
            <text:p>97</text:p>
          </table:table-cell>
          <table:table-cell table:formula="of:=[.$E$2]*[.A58]^2+[.$E$3]*[.A58]+[.$E$4]" office:value-type="float" office:value="97.08308136005" calcext:value-type="float">
            <text:p>97,0830813600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6" calcext:value-type="float">
            <text:p>96</text:p>
          </table:table-cell>
          <table:table-cell table:formula="of:=[.$E$2]*[.A59]^2+[.$E$3]*[.A59]+[.$E$4]" office:value-type="float" office:value="95.91630197845" calcext:value-type="float">
            <text:p>95,9163019784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5" calcext:value-type="float">
            <text:p>95</text:p>
          </table:table-cell>
          <table:table-cell table:formula="of:=[.$E$2]*[.A60]^2+[.$E$3]*[.A60]+[.$E$4]" office:value-type="float" office:value="94.603821205" calcext:value-type="float">
            <text:p>94,60382120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4" calcext:value-type="float">
            <text:p>94</text:p>
          </table:table-cell>
          <table:table-cell table:formula="of:=[.$E$2]*[.A61]^2+[.$E$3]*[.A61]+[.$E$4]" office:value-type="float" office:value="93.87473203125" calcext:value-type="float">
            <text:p>93,874732031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3" calcext:value-type="float">
            <text:p>93</text:p>
          </table:table-cell>
          <table:table-cell table:formula="of:=[.$E$2]*[.A62]^2+[.$E$3]*[.A62]+[.$E$4]" office:value-type="float" office:value="93.58310972405" calcext:value-type="float">
            <text:p>93,5831097240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2" calcext:value-type="float">
            <text:p>92</text:p>
          </table:table-cell>
          <table:table-cell table:formula="of:=[.$E$2]*[.A63]^2+[.$E$3]*[.A63]+[.$E$4]" office:value-type="float" office:value="91.83353622845" calcext:value-type="float">
            <text:p>91,8335362284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1" calcext:value-type="float">
            <text:p>91</text:p>
          </table:table-cell>
          <table:table-cell table:formula="of:=[.$E$2]*[.A64]^2+[.$E$3]*[.A64]+[.$E$4]" office:value-type="float" office:value="90.5215364978" calcext:value-type="float">
            <text:p>90,5215364978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0" calcext:value-type="float">
            <text:p>90</text:p>
          </table:table-cell>
          <table:table-cell table:formula="of:=[.$E$2]*[.A65]^2+[.$E$3]*[.A65]+[.$E$4]" office:value-type="float" office:value="90.08423761445" calcext:value-type="float">
            <text:p>90,0842376144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9" calcext:value-type="float">
            <text:p>89</text:p>
          </table:table-cell>
          <table:table-cell table:formula="of:=[.$E$2]*[.A66]^2+[.$E$3]*[.A66]+[.$E$4]" office:value-type="float" office:value="89.6469559112" calcext:value-type="float">
            <text:p>89,6469559112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8" calcext:value-type="float">
            <text:p>88</text:p>
          </table:table-cell>
          <table:table-cell table:formula="of:=[.$E$2]*[.A67]^2+[.$E$3]*[.A67]+[.$E$4]" office:value-type="float" office:value="87.46080509645" calcext:value-type="float">
            <text:p>87,4608050964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7" calcext:value-type="float">
            <text:p>87</text:p>
          </table:table-cell>
          <table:table-cell table:formula="of:=[.$E$2]*[.A68]^2+[.$E$3]*[.A68]+[.$E$4]" office:value-type="float" office:value="87.16935077245" calcext:value-type="float">
            <text:p>87,1693507724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6" calcext:value-type="float">
            <text:p>86</text:p>
          </table:table-cell>
          <table:table-cell table:formula="of:=[.$E$2]*[.A69]^2+[.$E$3]*[.A69]+[.$E$4]" office:value-type="float" office:value="86.4407483682" calcext:value-type="float">
            <text:p>86,440748368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5" calcext:value-type="float">
            <text:p>85</text:p>
          </table:table-cell>
          <table:table-cell table:formula="of:=[.$E$2]*[.A70]^2+[.$E$3]*[.A70]+[.$E$4]" office:value-type="float" office:value="85.5664884768" calcext:value-type="float">
            <text:p>85,566488476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4" calcext:value-type="float">
            <text:p>84</text:p>
          </table:table-cell>
          <table:table-cell table:formula="of:=[.$E$2]*[.A71]^2+[.$E$3]*[.A71]+[.$E$4]" office:value-type="float" office:value="84.40091552" calcext:value-type="float">
            <text:p>84,40091552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3" calcext:value-type="float">
            <text:p>83</text:p>
          </table:table-cell>
          <table:table-cell table:formula="of:=[.$E$2]*[.A72]^2+[.$E$3]*[.A72]+[.$E$4]" office:value-type="float" office:value="83.38113940005" calcext:value-type="float">
            <text:p>83,3811394000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2" calcext:value-type="float">
            <text:p>82</text:p>
          </table:table-cell>
          <table:table-cell table:formula="of:=[.$E$2]*[.A73]^2+[.$E$3]*[.A73]+[.$E$4]" office:value-type="float" office:value="82.79845218445" calcext:value-type="float">
            <text:p>82,7984521844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1" calcext:value-type="float">
            <text:p>81</text:p>
          </table:table-cell>
          <table:table-cell table:formula="of:=[.$E$2]*[.A74]^2+[.$E$3]*[.A74]+[.$E$4]" office:value-type="float" office:value="81.63316938045" calcext:value-type="float">
            <text:p>81,6331693804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0" calcext:value-type="float">
            <text:p>80</text:p>
          </table:table-cell>
          <table:table-cell table:formula="of:=[.$E$2]*[.A75]^2+[.$E$3]*[.A75]+[.$E$4]" office:value-type="float" office:value="80.3223722568" calcext:value-type="float">
            <text:p>80,322372256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9" calcext:value-type="float">
            <text:p>79</text:p>
          </table:table-cell>
          <table:table-cell table:formula="of:=[.$E$2]*[.A76]^2+[.$E$3]*[.A76]+[.$E$4]" office:value-type="float" office:value="79.59421844405" calcext:value-type="float">
            <text:p>79,5942184440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8" calcext:value-type="float">
            <text:p>78</text:p>
          </table:table-cell>
          <table:table-cell table:formula="of:=[.$E$2]*[.A77]^2+[.$E$3]*[.A77]+[.$E$4]" office:value-type="float" office:value="77.9924480392" calcext:value-type="float">
            <text:p>77,992448039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7" calcext:value-type="float">
            <text:p>77</text:p>
          </table:table-cell>
          <table:table-cell table:formula="of:=[.$E$2]*[.A78]^2+[.$E$3]*[.A78]+[.$E$4]" office:value-type="float" office:value="77.26444693845" calcext:value-type="float">
            <text:p>77,2644469384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6" calcext:value-type="float">
            <text:p>76</text:p>
          </table:table-cell>
          <table:table-cell table:formula="of:=[.$E$2]*[.A79]^2+[.$E$3]*[.A79]+[.$E$4]" office:value-type="float" office:value="74.35291976045" calcext:value-type="float">
            <text:p>74,3529197604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5" calcext:value-type="float">
            <text:p>75</text:p>
          </table:table-cell>
          <table:table-cell table:formula="of:=[.$E$2]*[.A80]^2+[.$E$3]*[.A80]+[.$E$4]" office:value-type="float" office:value="74.93516411125" calcext:value-type="float">
            <text:p>74,9351641112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4" calcext:value-type="float">
            <text:p>74</text:p>
          </table:table-cell>
          <table:table-cell table:formula="of:=[.$E$2]*[.A81]^2+[.$E$3]*[.A81]+[.$E$4]" office:value-type="float" office:value="73.9162565408" calcext:value-type="float">
            <text:p>73,916256540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3" calcext:value-type="float">
            <text:p>73</text:p>
          </table:table-cell>
          <table:table-cell table:formula="of:=[.$E$2]*[.A82]^2+[.$E$3]*[.A82]+[.$E$4]" office:value-type="float" office:value="73.18852268605" calcext:value-type="float">
            <text:p>73,1885226860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2" calcext:value-type="float">
            <text:p>72</text:p>
          </table:table-cell>
          <table:table-cell table:formula="of:=[.$E$2]*[.A83]^2+[.$E$3]*[.A83]+[.$E$4]" office:value-type="float" office:value="72.4608365538" calcext:value-type="float">
            <text:p>72,460836553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1" calcext:value-type="float">
            <text:p>71</text:p>
          </table:table-cell>
          <table:table-cell table:formula="of:=[.$E$2]*[.A84]^2+[.$E$3]*[.A84]+[.$E$4]" office:value-type="float" office:value="70.7145845442" calcext:value-type="float">
            <text:p>70,714584544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0" calcext:value-type="float">
            <text:p>70</text:p>
          </table:table-cell>
          <table:table-cell table:formula="of:=[.$E$2]*[.A85]^2+[.$E$3]*[.A85]+[.$E$4]" office:value-type="float" office:value="70.56907595125" calcext:value-type="float">
            <text:p>70,5690759512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9" calcext:value-type="float">
            <text:p>69</text:p>
          </table:table-cell>
          <table:table-cell table:formula="of:=[.$E$2]*[.A86]^2+[.$E$3]*[.A86]+[.$E$4]" office:value-type="float" office:value="69.84156162" calcext:value-type="float">
            <text:p>69,8415616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8" calcext:value-type="float">
            <text:p>68</text:p>
          </table:table-cell>
          <table:table-cell table:formula="of:=[.$E$2]*[.A87]^2+[.$E$3]*[.A87]+[.$E$4]" office:value-type="float" office:value="67.65930496125" calcext:value-type="float">
            <text:p>67,659304961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7" calcext:value-type="float">
            <text:p>67</text:p>
          </table:table-cell>
          <table:table-cell table:formula="of:=[.$E$2]*[.A88]^2+[.$E$3]*[.A88]+[.$E$4]" office:value-type="float" office:value="67.2229051698" calcext:value-type="float">
            <text:p>67,222905169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6" calcext:value-type="float">
            <text:p>66</text:p>
          </table:table-cell>
          <table:table-cell table:formula="of:=[.$E$2]*[.A89]^2+[.$E$3]*[.A89]+[.$E$4]" office:value-type="float" office:value="66.20470580125" calcext:value-type="float">
            <text:p>66,2047058012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5" calcext:value-type="float">
            <text:p>65</text:p>
          </table:table-cell>
          <table:table-cell table:formula="of:=[.$E$2]*[.A90]^2+[.$E$3]*[.A90]+[.$E$4]" office:value-type="float" office:value="64.75029753125" calcext:value-type="float">
            <text:p>64,7502975312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 table:formula="of:=[.$E$2]*[.A91]^2+[.$E$3]*[.A91]+[.$E$4]" office:value-type="float" office:value="63.7323253218" calcext:value-type="float">
            <text:p>63,732325321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3" calcext:value-type="float">
            <text:p>63</text:p>
          </table:table-cell>
          <table:table-cell table:formula="of:=[.$E$2]*[.A92]^2+[.$E$3]*[.A92]+[.$E$4]" office:value-type="float" office:value="63.29608015125" calcext:value-type="float">
            <text:p>63,2960801512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2" calcext:value-type="float">
            <text:p>62</text:p>
          </table:table-cell>
          <table:table-cell table:formula="of:=[.$E$2]*[.A93]^2+[.$E$3]*[.A93]+[.$E$4]" office:value-type="float" office:value="61.6966615112" calcext:value-type="float">
            <text:p>61,696661511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1" calcext:value-type="float">
            <text:p>61</text:p>
          </table:table-cell>
          <table:table-cell table:formula="of:=[.$E$2]*[.A94]^2+[.$E$3]*[.A94]+[.$E$4]" office:value-type="float" office:value="61.4058829378" calcext:value-type="float">
            <text:p>61,405882937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0" calcext:value-type="float">
            <text:p>60</text:p>
          </table:table-cell>
          <table:table-cell table:formula="of:=[.$E$2]*[.A95]^2+[.$E$3]*[.A95]+[.$E$4]" office:value-type="float" office:value="59.3706467208" calcext:value-type="float">
            <text:p>59,370646720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9" calcext:value-type="float">
            <text:p>59</text:p>
          </table:table-cell>
          <table:table-cell table:formula="of:=[.$E$2]*[.A96]^2+[.$E$3]*[.A96]+[.$E$4]" office:value-type="float" office:value="59.3706467208" calcext:value-type="float">
            <text:p>59,370646720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8" calcext:value-type="float">
            <text:p>58</text:p>
          </table:table-cell>
          <table:table-cell table:formula="of:=[.$E$2]*[.A97]^2+[.$E$3]*[.A97]+[.$E$4]" office:value-type="float" office:value="58.64386731605" calcext:value-type="float">
            <text:p>58,6438673160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7" calcext:value-type="float">
            <text:p>57</text:p>
          </table:table-cell>
          <table:table-cell table:formula="of:=[.$E$2]*[.A98]^2+[.$E$3]*[.A98]+[.$E$4]" office:value-type="float" office:value="57.48111953125" calcext:value-type="float">
            <text:p>57,4811195312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table:formula="of:=[.$E$2]*[.A99]^2+[.$E$3]*[.A99]+[.$E$4]" office:value-type="float" office:value="56.31849391605" calcext:value-type="float">
            <text:p>56,3184939160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5" calcext:value-type="float">
            <text:p>55</text:p>
          </table:table-cell>
          <table:table-cell table:formula="of:=[.$E$2]*[.A100]^2+[.$E$3]*[.A100]+[.$E$4]" office:value-type="float" office:value="54.7200831752" calcext:value-type="float">
            <text:p>54,720083175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4" calcext:value-type="float">
            <text:p>54</text:p>
          </table:table-cell>
          <table:table-cell table:formula="of:=[.$E$2]*[.A101]^2+[.$E$3]*[.A101]+[.$E$4]" office:value-type="float" office:value="53.70303296445" calcext:value-type="float">
            <text:p>53,7030329644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table:formula="of:=[.$E$2]*[.A102]^2+[.$E$3]*[.A102]+[.$E$4]" office:value-type="float" office:value="52.1050001858" calcext:value-type="float">
            <text:p>52,1050001858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2" calcext:value-type="float">
            <text:p>52</text:p>
          </table:table-cell>
          <table:table-cell table:formula="of:=[.$E$2]*[.A103]^2+[.$E$3]*[.A103]+[.$E$4]" office:value-type="float" office:value="52.1050001858" calcext:value-type="float">
            <text:p>52,105000185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1" calcext:value-type="float">
            <text:p>51</text:p>
          </table:table-cell>
          <table:table-cell table:formula="of:=[.$E$2]*[.A104]^2+[.$E$3]*[.A104]+[.$E$4]" office:value-type="float" office:value="50.6524435488" calcext:value-type="float">
            <text:p>50,652443548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0" calcext:value-type="float">
            <text:p>50</text:p>
          </table:table-cell>
          <table:table-cell table:formula="of:=[.$E$2]*[.A105]^2+[.$E$3]*[.A105]+[.$E$4]" office:value-type="float" office:value="49.92623681405" calcext:value-type="float">
            <text:p>49,9262368140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9" calcext:value-type="float">
            <text:p>49</text:p>
          </table:table-cell>
          <table:table-cell table:formula="of:=[.$E$2]*[.A106]^2+[.$E$3]*[.A106]+[.$E$4]" office:value-type="float" office:value="49.2000778018" calcext:value-type="float">
            <text:p>49,200077801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  <table:table-cell table:formula="of:=[.$E$2]*[.A107]^2+[.$E$3]*[.A107]+[.$E$4]" office:value-type="float" office:value="47.4574908802" calcext:value-type="float">
            <text:p>47,4574908802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7" calcext:value-type="float">
            <text:p>47</text:p>
          </table:table-cell>
          <table:table-cell table:formula="of:=[.$E$2]*[.A108]^2+[.$E$3]*[.A108]+[.$E$4]" office:value-type="float" office:value="46.73149412445" calcext:value-type="float">
            <text:p>46,7314941244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[.$E$2]*[.A109]^2+[.$E$3]*[.A109]+[.$E$4]" office:value-type="float" office:value="46.15073108005" calcext:value-type="float">
            <text:p>46,1507310800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table:formula="of:=[.$E$2]*[.A110]^2+[.$E$3]*[.A110]+[.$E$4]" office:value-type="float" office:value="45.4248202248" calcext:value-type="float">
            <text:p>45,424820224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  <table:table-cell table:formula="of:=[.$E$2]*[.A111]^2+[.$E$3]*[.A111]+[.$E$4]" office:value-type="float" office:value="43.9731416818" calcext:value-type="float">
            <text:p>43,973141681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" calcext:value-type="float">
            <text:p>43</text:p>
          </table:table-cell>
          <table:table-cell table:formula="of:=[.$E$2]*[.A112]^2+[.$E$3]*[.A112]+[.$E$4]" office:value-type="float" office:value="43.1022261832" calcext:value-type="float">
            <text:p>43,1022261832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  <table:table-cell table:formula="of:=[.$E$2]*[.A113]^2+[.$E$3]*[.A113]+[.$E$4]" office:value-type="float" office:value="41.6508530642" calcext:value-type="float">
            <text:p>41,650853064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1" calcext:value-type="float">
            <text:p>41</text:p>
          </table:table-cell>
          <table:table-cell table:formula="of:=[.$E$2]*[.A114]^2+[.$E$3]*[.A114]+[.$E$4]" office:value-type="float" office:value="41.21547835205" calcext:value-type="float">
            <text:p>41,215478352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$E$2]*[.A115]^2+[.$E$3]*[.A115]+[.$E$4]" office:value-type="float" office:value="39.329053125" calcext:value-type="float">
            <text:p>39,32905312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$E$2]*[.A116]^2+[.$E$3]*[.A116]+[.$E$4]" office:value-type="float" office:value="39.18395685445" calcext:value-type="float">
            <text:p>39,1839568544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8" calcext:value-type="float">
            <text:p>38</text:p>
          </table:table-cell>
          <table:table-cell table:formula="of:=[.$E$2]*[.A117]^2+[.$E$3]*[.A117]+[.$E$4]" office:value-type="float" office:value="38.60359086125" calcext:value-type="float">
            <text:p>38,6035908612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[.$E$2]*[.A118]^2+[.$E$3]*[.A118]+[.$E$4]" office:value-type="float" office:value="37.44295050205" calcext:value-type="float">
            <text:p>37,4429505020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6" calcext:value-type="float">
            <text:p>36</text:p>
          </table:table-cell>
          <table:table-cell table:formula="of:=[.$E$2]*[.A119]^2+[.$E$3]*[.A119]+[.$E$4]" office:value-type="float" office:value="36.1373761288" calcext:value-type="float">
            <text:p>36,137376128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table:formula="of:=[.$E$2]*[.A120]^2+[.$E$3]*[.A120]+[.$E$4]" office:value-type="float" office:value="34.97699538" calcext:value-type="float">
            <text:p>34,9769953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table:formula="of:=[.$E$2]*[.A121]^2+[.$E$3]*[.A121]+[.$E$4]" office:value-type="float" office:value="33.8167368008" calcext:value-type="float">
            <text:p>33,816736800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table:formula="of:=[.$E$2]*[.A122]^2+[.$E$3]*[.A122]+[.$E$4]" office:value-type="float" office:value="32.3665853778" calcext:value-type="float">
            <text:p>32,366585377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table:formula="of:=[.$E$2]*[.A123]^2+[.$E$3]*[.A123]+[.$E$4]" office:value-type="float" office:value="31.2066016802" calcext:value-type="float">
            <text:p>31,206601680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[.$E$2]*[.A124]^2+[.$E$3]*[.A124]+[.$E$4]" office:value-type="float" office:value="30.48167390845" calcext:value-type="float">
            <text:p>30,4816739084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formula="of:=[.$E$2]*[.A125]^2+[.$E$3]*[.A125]+[.$E$4]" office:value-type="float" office:value="29.17692418" calcext:value-type="float">
            <text:p>29,1769241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table:formula="of:=[.$E$2]*[.A126]^2+[.$E$3]*[.A126]+[.$E$4]" office:value-type="float" office:value="28.3071769282" calcext:value-type="float">
            <text:p>28,307176928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[.$E$2]*[.A127]^2+[.$E$3]*[.A127]+[.$E$4]" office:value-type="float" office:value="27.58244004645" calcext:value-type="float">
            <text:p>27,5824400464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table:formula="of:=[.$E$2]*[.A128]^2+[.$E$3]*[.A128]+[.$E$4]" office:value-type="float" office:value="26.42296029845" calcext:value-type="float">
            <text:p>26,4229602984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table:formula="of:=[.$E$2]*[.A129]^2+[.$E$3]*[.A129]+[.$E$4]" office:value-type="float" office:value="25.6983474952" calcext:value-type="float">
            <text:p>25,698347495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formula="of:=[.$E$2]*[.A130]^2+[.$E$3]*[.A130]+[.$E$4]" office:value-type="float" office:value="24.828875125" calcext:value-type="float">
            <text:p>24,82887512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table:formula="of:=[.$E$2]*[.A131]^2+[.$E$3]*[.A131]+[.$E$4]" office:value-type="float" office:value="22.8003735072" calcext:value-type="float">
            <text:p>22,800373507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table:formula="of:=[.$E$2]*[.A132]^2+[.$E$3]*[.A132]+[.$E$4]" office:value-type="float" office:value="22.8003735072" calcext:value-type="float">
            <text:p>22,800373507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table:formula="of:=[.$E$2]*[.A133]^2+[.$E$3]*[.A133]+[.$E$4]" office:value-type="float" office:value="21.0619556232" calcext:value-type="float">
            <text:p>21,061955623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formula="of:=[.$E$2]*[.A134]^2+[.$E$3]*[.A134]+[.$E$4]" office:value-type="float" office:value="20.62739410245" calcext:value-type="float">
            <text:p>20,6273941024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table:formula="of:=[.$E$2]*[.A135]^2+[.$E$3]*[.A135]+[.$E$4]" office:value-type="float" office:value="20.1928497618" calcext:value-type="float">
            <text:p>20,192849761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table:formula="of:=[.$E$2]*[.A136]^2+[.$E$3]*[.A136]+[.$E$4]" office:value-type="float" office:value="18.88931982045" calcext:value-type="float">
            <text:p>18,8893198204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formula="of:=[.$E$2]*[.A137]^2+[.$E$3]*[.A137]+[.$E$4]" office:value-type="float" office:value="18.1652033312" calcext:value-type="float">
            <text:p>18,16520333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formula="of:=[.$E$2]*[.A138]^2+[.$E$3]*[.A138]+[.$E$4]" office:value-type="float" office:value="17.15152042005" calcext:value-type="float">
            <text:p>17,151520420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formula="of:=[.$E$2]*[.A139]^2+[.$E$3]*[.A139]+[.$E$4]" office:value-type="float" office:value="16.137931045" calcext:value-type="float">
            <text:p>16,13793104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formula="of:=[.$E$2]*[.A140]^2+[.$E$3]*[.A140]+[.$E$4]" office:value-type="float" office:value="15.12443520605" calcext:value-type="float">
            <text:p>15,1244352060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formula="of:=[.$E$2]*[.A141]^2+[.$E$3]*[.A141]+[.$E$4]" office:value-type="float" office:value="13.67674626405" calcext:value-type="float">
            <text:p>13,6767462640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formula="of:=[.$E$2]*[.A142]^2+[.$E$3]*[.A142]+[.$E$4]" office:value-type="float" office:value="12.9529733768" calcext:value-type="float">
            <text:p>12,952973376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formula="of:=[.$E$2]*[.A143]^2+[.$E$3]*[.A143]+[.$E$4]" office:value-type="float" office:value="12.22924821205" calcext:value-type="float">
            <text:p>12,2292482120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$E$2]*[.A144]^2+[.$E$3]*[.A144]+[.$E$4]" office:value-type="float" office:value="11.07138721125" calcext:value-type="float">
            <text:p>11,071387211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$E$2]*[.A145]^2+[.$E$3]*[.A145]+[.$E$4]" office:value-type="float" office:value="9.62423276125" calcext:value-type="float">
            <text:p>9,624232761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formula="of:=[.$E$2]*[.A146]^2+[.$E$3]*[.A146]+[.$E$4]" office:value-type="float" office:value="9.04542443045" calcext:value-type="float">
            <text:p>9,0454244304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$E$2]*[.A147]^2+[.$E$3]*[.A147]+[.$E$4]" office:value-type="float" office:value="8.0325833442" calcext:value-type="float">
            <text:p>8,032583344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$E$2]*[.A148]^2+[.$E$3]*[.A148]+[.$E$4]" office:value-type="float" office:value="6.73049653125" calcext:value-type="float">
            <text:p>6,730496531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$E$2]*[.A149]^2+[.$E$3]*[.A149]+[.$E$4]" office:value-type="float" office:value="5.86252455645" calcext:value-type="float">
            <text:p>5,8625245564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E$2]*[.A150]^2+[.$E$3]*[.A150]+[.$E$4]" office:value-type="float" office:value="3.9821543602" calcext:value-type="float">
            <text:p>3,98215436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E$2]*[.A151]^2+[.$E$3]*[.A151]+[.$E$4]" office:value-type="float" office:value="3.25902095445" calcext:value-type="float">
            <text:p>3,2590209544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E$2]*[.A152]^2+[.$E$3]*[.A152]+[.$E$4]" office:value-type="float" office:value="3.1144" calcext:value-type="float">
            <text:p>3,11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E$2]*[.A153]^2+[.$E$3]*[.A153]+[.$E$4]" office:value-type="float" office:value="3.1144" calcext:value-type="float">
            <text:p>3,11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E$2]*[.A154]^2+[.$E$3]*[.A154]+[.$E$4]" office:value-type="float" office:value="3.1144" calcext:value-type="float">
            <text:p>3,11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E$2]*[.A155]^2+[.$E$3]*[.A155]+[.$E$4]" office:value-type="float" office:value="3.1144" calcext:value-type="float">
            <text:p>3,11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1T19:01:59.699761622</dc:date>
    <meta:editing-duration>PT1M50S</meta:editing-duration>
    <meta:editing-cycles>1</meta:editing-cycles>
    <meta:generator>LibreOffice/7.0.4.2$Linux_X86_64 LibreOffice_project/00$Build-2</meta:generator>
    <meta:document-statistic meta:table-count="1" meta:cell-count="4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838cm" svg:height="29.99cm" xlink:href=".." xlink:type="simple" chart:class="chart:scatter" chart:style-name="ch1">
        <chart:legend chart:legend-position="end" svg:x="30.171cm" svg:y="14.447cm" style:legend-expansion="high" chart:style-name="ch2"/>
        <chart:plot-area chart:style-name="ch3" table:cell-range-address="wegsensor.A2:wegsensor.C155" svg:x="0.656cm" svg:y="0.599cm" svg:width="28.859cm" svg:height="28.792cm">
          <chart:coordinate-region svg:x="1.277cm" svg:y="0.798cm" svg:width="27.68cm" svg:height="27.9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egsensor.B2:wegsensor.B155" chart:class="chart:scatter">
            <chart:domain table:cell-range-address="wegsensor.A2:wegsensor.A155"/>
            <chart:data-point chart:repeated="154"/>
          </chart:series>
          <chart:series chart:style-name="ch8" chart:values-cell-range-address="wegsensor.C2:wegsensor.C155" chart:class="chart:scatter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wegsensor.A2:wegsensor.A155</svg:desc>
                </draw:g>
              </table:table-cell>
              <table:table-cell office:value-type="float" office:value="153">
                <text:p>153</text:p>
                <draw:g>
                  <svg:desc>wegsensor.B2:wegsensor.B155</svg:desc>
                </draw:g>
              </table:table-cell>
              <table:table-cell office:value-type="float" office:value="152.05951960405">
                <text:p>152.05951960405</text:p>
                <draw:g>
                  <svg:desc>wegsensor.C2:wegsensor.C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3">
                <text:p>1023</text:p>
              </table:table-cell>
              <table:table-cell office:value-type="float" office:value="152">
                <text:p>152</text:p>
              </table:table-cell>
              <table:table-cell office:value-type="float" office:value="152.05951960405">
                <text:p>152.05951960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3">
                <text:p>1013</text:p>
              </table:table-cell>
              <table:table-cell office:value-type="float" office:value="151">
                <text:p>151</text:p>
              </table:table-cell>
              <table:table-cell office:value-type="float" office:value="150.59388700205">
                <text:p>150.59388700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  <table:table-cell office:value-type="float" office:value="150">
                <text:p>150</text:p>
              </table:table-cell>
              <table:table-cell office:value-type="float" office:value="149.5680577602">
                <text:p>149.5680577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2">
                <text:p>1002</text:p>
              </table:table-cell>
              <table:table-cell office:value-type="float" office:value="149">
                <text:p>149</text:p>
              </table:table-cell>
              <table:table-cell office:value-type="float" office:value="148.9819116178">
                <text:p>148.9819116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6">
                <text:p>996</text:p>
              </table:table-cell>
              <table:table-cell office:value-type="float" office:value="148">
                <text:p>148</text:p>
              </table:table-cell>
              <table:table-cell office:value-type="float" office:value="148.1027496712">
                <text:p>148.1027496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9">
                <text:p>989</text:p>
              </table:table-cell>
              <table:table-cell office:value-type="float" office:value="147">
                <text:p>147</text:p>
              </table:table-cell>
              <table:table-cell office:value-type="float" office:value="147.07714758845">
                <text:p>147.07714758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0">
                <text:p>980</text:p>
              </table:table-cell>
              <table:table-cell office:value-type="float" office:value="146">
                <text:p>146</text:p>
              </table:table-cell>
              <table:table-cell office:value-type="float" office:value="145.75865378">
                <text:p>145.75865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5">
                <text:p>975</text:p>
              </table:table-cell>
              <table:table-cell office:value-type="float" office:value="145">
                <text:p>145</text:p>
              </table:table-cell>
              <table:table-cell office:value-type="float" office:value="145.02622403125">
                <text:p>145.0262240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0">
                <text:p>970</text:p>
              </table:table-cell>
              <table:table-cell office:value-type="float" office:value="144">
                <text:p>144</text:p>
              </table:table-cell>
              <table:table-cell office:value-type="float" office:value="144.293842005">
                <text:p>144.293842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3">
                <text:p>963</text:p>
              </table:table-cell>
              <table:table-cell office:value-type="float" office:value="143">
                <text:p>143</text:p>
              </table:table-cell>
              <table:table-cell office:value-type="float" office:value="143.26858734205">
                <text:p>143.26858734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7">
                <text:p>957</text:p>
              </table:table-cell>
              <table:table-cell office:value-type="float" office:value="142">
                <text:p>142</text:p>
              </table:table-cell>
              <table:table-cell office:value-type="float" office:value="142.38987207805">
                <text:p>142.38987207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9">
                <text:p>949</text:p>
              </table:table-cell>
              <table:table-cell office:value-type="float" office:value="141">
                <text:p>141</text:p>
              </table:table-cell>
              <table:table-cell office:value-type="float" office:value="141.21835862445">
                <text:p>141.21835862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1">
                <text:p>941</text:p>
              </table:table-cell>
              <table:table-cell office:value-type="float" office:value="140">
                <text:p>140</text:p>
              </table:table-cell>
              <table:table-cell office:value-type="float" office:value="140.04696734045">
                <text:p>140.04696734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4">
                <text:p>934</text:p>
              </table:table-cell>
              <table:table-cell office:value-type="float" office:value="139">
                <text:p>139</text:p>
              </table:table-cell>
              <table:table-cell office:value-type="float" office:value="139.0221001842">
                <text:p>139.0221001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7">
                <text:p>927</text:p>
              </table:table-cell>
              <table:table-cell office:value-type="float" office:value="138">
                <text:p>138</text:p>
              </table:table-cell>
              <table:table-cell office:value-type="float" office:value="137.99732656405">
                <text:p>137.99732656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1">
                <text:p>921</text:p>
              </table:table-cell>
              <table:table-cell office:value-type="float" office:value="137">
                <text:p>137</text:p>
              </table:table-cell>
              <table:table-cell office:value-type="float" office:value="137.11902362245">
                <text:p>137.11902362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5">
                <text:p>915</text:p>
              </table:table-cell>
              <table:table-cell office:value-type="float" office:value="136">
                <text:p>136</text:p>
              </table:table-cell>
              <table:table-cell office:value-type="float" office:value="136.24078940125">
                <text:p>136.2407894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7">
                <text:p>907</text:p>
              </table:table-cell>
              <table:table-cell office:value-type="float" office:value="135">
                <text:p>135</text:p>
              </table:table-cell>
              <table:table-cell office:value-type="float" office:value="135.06991733805">
                <text:p>135.06991733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1">
                <text:p>901</text:p>
              </table:table-cell>
              <table:table-cell office:value-type="float" office:value="134">
                <text:p>134</text:p>
              </table:table-cell>
              <table:table-cell office:value-type="float" office:value="134.19184346445">
                <text:p>134.19184346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3">
                <text:p>893</text:p>
              </table:table-cell>
              <table:table-cell office:value-type="float" office:value="133">
                <text:p>133</text:p>
              </table:table-cell>
              <table:table-cell office:value-type="float" office:value="133.02118519805">
                <text:p>133.02118519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6">
                <text:p>886</text:p>
              </table:table-cell>
              <table:table-cell office:value-type="float" office:value="132">
                <text:p>132</text:p>
              </table:table-cell>
              <table:table-cell office:value-type="float" office:value="131.9969594322">
                <text:p>131.99695943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0">
                <text:p>880</text:p>
              </table:table-cell>
              <table:table-cell office:value-type="float" office:value="131">
                <text:p>131</text:p>
              </table:table-cell>
              <table:table-cell office:value-type="float" office:value="131.11912608">
                <text:p>131.11912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3">
                <text:p>873</text:p>
              </table:table-cell>
              <table:table-cell office:value-type="float" office:value="130">
                <text:p>130</text:p>
              </table:table-cell>
              <table:table-cell office:value-type="float" office:value="130.09507402405">
                <text:p>130.09507402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7">
                <text:p>867</text:p>
              </table:table-cell>
              <table:table-cell office:value-type="float" office:value="129">
                <text:p>129</text:p>
              </table:table-cell>
              <table:table-cell office:value-type="float" office:value="129.21738956605">
                <text:p>129.21738956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">
                <text:p>859</text:p>
              </table:table-cell>
              <table:table-cell office:value-type="float" office:value="128">
                <text:p>128</text:p>
              </table:table-cell>
              <table:table-cell office:value-type="float" office:value="128.04725052045">
                <text:p>128.04725052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4">
                <text:p>854</text:p>
              </table:table-cell>
              <table:table-cell office:value-type="float" office:value="127">
                <text:p>127</text:p>
              </table:table-cell>
              <table:table-cell office:value-type="float" office:value="127.3159756562">
                <text:p>127.3159756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3">
                <text:p>843</text:p>
              </table:table-cell>
              <table:table-cell office:value-type="float" office:value="126">
                <text:p>126</text:p>
              </table:table-cell>
              <table:table-cell office:value-type="float" office:value="125.70733893805">
                <text:p>125.70733893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7">
                <text:p>837</text:p>
              </table:table-cell>
              <table:table-cell office:value-type="float" office:value="125">
                <text:p>125</text:p>
              </table:table-cell>
              <table:table-cell office:value-type="float" office:value="124.82999808205">
                <text:p>124.82999808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8">
                <text:p>828</text:p>
              </table:table-cell>
              <table:table-cell office:value-type="float" office:value="124">
                <text:p>124</text:p>
              </table:table-cell>
              <table:table-cell office:value-type="float" office:value="123.5141156488">
                <text:p>123.5141156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3">
                <text:p>823</text:p>
              </table:table-cell>
              <table:table-cell office:value-type="float" office:value="123">
                <text:p>123</text:p>
              </table:table-cell>
              <table:table-cell office:value-type="float" office:value="122.78313666405">
                <text:p>122.78313666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8">
                <text:p>818</text:p>
              </table:table-cell>
              <table:table-cell office:value-type="float" office:value="122">
                <text:p>122</text:p>
              </table:table-cell>
              <table:table-cell office:value-type="float" office:value="122.0522054018">
                <text:p>122.0522054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7">
                <text:p>807</text:p>
              </table:table-cell>
              <table:table-cell office:value-type="float" office:value="121">
                <text:p>121</text:p>
              </table:table-cell>
              <table:table-cell office:value-type="float" office:value="120.44432460805">
                <text:p>120.44432460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1">
                <text:p>801</text:p>
              </table:table-cell>
              <table:table-cell office:value-type="float" office:value="120">
                <text:p>120</text:p>
              </table:table-cell>
              <table:table-cell office:value-type="float" office:value="119.56739607445">
                <text:p>119.56739607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8">
                <text:p>788</text:p>
              </table:table-cell>
              <table:table-cell office:value-type="float" office:value="119">
                <text:p>119</text:p>
              </table:table-cell>
              <table:table-cell office:value-type="float" office:value="117.6676200008">
                <text:p>117.6676200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8">
                <text:p>788</text:p>
              </table:table-cell>
              <table:table-cell office:value-type="float" office:value="118">
                <text:p>118</text:p>
              </table:table-cell>
              <table:table-cell office:value-type="float" office:value="117.6676200008">
                <text:p>117.6676200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2">
                <text:p>782</text:p>
              </table:table-cell>
              <table:table-cell office:value-type="float" office:value="117">
                <text:p>117</text:p>
              </table:table-cell>
              <table:table-cell office:value-type="float" office:value="116.7909090818">
                <text:p>116.7909090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8">
                <text:p>778</text:p>
              </table:table-cell>
              <table:table-cell office:value-type="float" office:value="116">
                <text:p>116</text:p>
              </table:table-cell>
              <table:table-cell office:value-type="float" office:value="116.2064733138">
                <text:p>116.2064733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3">
                <text:p>773</text:p>
              </table:table-cell>
              <table:table-cell office:value-type="float" office:value="115">
                <text:p>115</text:p>
              </table:table-cell>
              <table:table-cell office:value-type="float" office:value="115.47597155405">
                <text:p>115.47597155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4">
                <text:p>764</text:p>
              </table:table-cell>
              <table:table-cell office:value-type="float" office:value="114">
                <text:p>114</text:p>
              </table:table-cell>
              <table:table-cell office:value-type="float" office:value="114.1611886472">
                <text:p>114.1611886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4">
                <text:p>754</text:p>
              </table:table-cell>
              <table:table-cell office:value-type="float" office:value="113">
                <text:p>113</text:p>
              </table:table-cell>
              <table:table-cell office:value-type="float" office:value="112.7005000962">
                <text:p>112.7005000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1">
                <text:p>751</text:p>
              </table:table-cell>
              <table:table-cell office:value-type="float" office:value="112">
                <text:p>112</text:p>
              </table:table-cell>
              <table:table-cell office:value-type="float" office:value="112.26233075445">
                <text:p>112.26233075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3">
                <text:p>743</text:p>
              </table:table-cell>
              <table:table-cell office:value-type="float" office:value="111">
                <text:p>111</text:p>
              </table:table-cell>
              <table:table-cell office:value-type="float" office:value="111.09396316805">
                <text:p>111.093963168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1">
                <text:p>731</text:p>
              </table:table-cell>
              <table:table-cell office:value-type="float" office:value="110">
                <text:p>110</text:p>
              </table:table-cell>
              <table:table-cell office:value-type="float" office:value="109.34164085645">
                <text:p>109.341640856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8">
                <text:p>728</text:p>
              </table:table-cell>
              <table:table-cell office:value-type="float" office:value="109">
                <text:p>109</text:p>
              </table:table-cell>
              <table:table-cell office:value-type="float" office:value="108.9036032288">
                <text:p>108.9036032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4">
                <text:p>724</text:p>
              </table:table-cell>
              <table:table-cell office:value-type="float" office:value="108">
                <text:p>108</text:p>
              </table:table-cell>
              <table:table-cell office:value-type="float" office:value="108.3195797832">
                <text:p>108.3195797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9">
                <text:p>719</text:p>
              </table:table-cell>
              <table:table-cell office:value-type="float" office:value="107">
                <text:p>107</text:p>
              </table:table-cell>
              <table:table-cell office:value-type="float" office:value="107.58959342645">
                <text:p>107.58959342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7">
                <text:p>707</text:p>
              </table:table-cell>
              <table:table-cell office:value-type="float" office:value="106">
                <text:p>106</text:p>
              </table:table-cell>
              <table:table-cell office:value-type="float" office:value="105.83782087805">
                <text:p>105.83782087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3">
                <text:p>703</text:p>
              </table:table-cell>
              <table:table-cell office:value-type="float" office:value="105">
                <text:p>105</text:p>
              </table:table-cell>
              <table:table-cell office:value-type="float" office:value="105.25395778005">
                <text:p>105.25395778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9">
                <text:p>699</text:p>
              </table:table-cell>
              <table:table-cell office:value-type="float" office:value="104">
                <text:p>104</text:p>
              </table:table-cell>
              <table:table-cell office:value-type="float" office:value="104.67012522445">
                <text:p>104.67012522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2">
                <text:p>692</text:p>
              </table:table-cell>
              <table:table-cell office:value-type="float" office:value="103">
                <text:p>103</text:p>
              </table:table-cell>
              <table:table-cell office:value-type="float" office:value="103.6484917448">
                <text:p>103.6484917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4">
                <text:p>684</text:p>
              </table:table-cell>
              <table:table-cell office:value-type="float" office:value="102">
                <text:p>102</text:p>
              </table:table-cell>
              <table:table-cell office:value-type="float" office:value="102.4810251592">
                <text:p>102.4810251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5">
                <text:p>675</text:p>
              </table:table-cell>
              <table:table-cell office:value-type="float" office:value="101">
                <text:p>101</text:p>
              </table:table-cell>
              <table:table-cell office:value-type="float" office:value="101.16777128125">
                <text:p>101.1677712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3">
                <text:p>663</text:p>
              </table:table-cell>
              <table:table-cell office:value-type="float" office:value="100">
                <text:p>100</text:p>
              </table:table-cell>
              <table:table-cell office:value-type="float" office:value="99.41700663205">
                <text:p>99.41700663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2">
                <text:p>662</text:p>
              </table:table-cell>
              <table:table-cell office:value-type="float" office:value="99">
                <text:p>99</text:p>
              </table:table-cell>
              <table:table-cell office:value-type="float" office:value="99.2711219858">
                <text:p>99.2711219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1">
                <text:p>651</text:p>
              </table:table-cell>
              <table:table-cell office:value-type="float" office:value="98">
                <text:p>98</text:p>
              </table:table-cell>
              <table:table-cell office:value-type="float" office:value="97.66651686445">
                <text:p>97.666516864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7">
                <text:p>647</text:p>
              </table:table-cell>
              <table:table-cell office:value-type="float" office:value="97">
                <text:p>97</text:p>
              </table:table-cell>
              <table:table-cell office:value-type="float" office:value="97.08308136005">
                <text:p>97.08308136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9">
                <text:p>639</text:p>
              </table:table-cell>
              <table:table-cell office:value-type="float" office:value="96">
                <text:p>96</text:p>
              </table:table-cell>
              <table:table-cell office:value-type="float" office:value="95.91630197845">
                <text:p>95.91630197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0">
                <text:p>630</text:p>
              </table:table-cell>
              <table:table-cell office:value-type="float" office:value="95">
                <text:p>95</text:p>
              </table:table-cell>
              <table:table-cell office:value-type="float" office:value="94.603821205">
                <text:p>94.603821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5">
                <text:p>625</text:p>
              </table:table-cell>
              <table:table-cell office:value-type="float" office:value="94">
                <text:p>94</text:p>
              </table:table-cell>
              <table:table-cell office:value-type="float" office:value="93.87473203125">
                <text:p>93.874732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3">
                <text:p>623</text:p>
              </table:table-cell>
              <table:table-cell office:value-type="float" office:value="93">
                <text:p>93</text:p>
              </table:table-cell>
              <table:table-cell office:value-type="float" office:value="93.58310972405">
                <text:p>93.583109724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">
                <text:p>611</text:p>
              </table:table-cell>
              <table:table-cell office:value-type="float" office:value="92">
                <text:p>92</text:p>
              </table:table-cell>
              <table:table-cell office:value-type="float" office:value="91.83353622845">
                <text:p>91.83353622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2">
                <text:p>602</text:p>
              </table:table-cell>
              <table:table-cell office:value-type="float" office:value="91">
                <text:p>91</text:p>
              </table:table-cell>
              <table:table-cell office:value-type="float" office:value="90.5215364978">
                <text:p>90.5215364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9">
                <text:p>599</text:p>
              </table:table-cell>
              <table:table-cell office:value-type="float" office:value="90">
                <text:p>90</text:p>
              </table:table-cell>
              <table:table-cell office:value-type="float" office:value="90.08423761445">
                <text:p>90.08423761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6">
                <text:p>596</text:p>
              </table:table-cell>
              <table:table-cell office:value-type="float" office:value="89">
                <text:p>89</text:p>
              </table:table-cell>
              <table:table-cell office:value-type="float" office:value="89.6469559112">
                <text:p>89.6469559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1">
                <text:p>581</text:p>
              </table:table-cell>
              <table:table-cell office:value-type="float" office:value="88">
                <text:p>88</text:p>
              </table:table-cell>
              <table:table-cell office:value-type="float" office:value="87.46080509645">
                <text:p>87.460805096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9">
                <text:p>579</text:p>
              </table:table-cell>
              <table:table-cell office:value-type="float" office:value="87">
                <text:p>87</text:p>
              </table:table-cell>
              <table:table-cell office:value-type="float" office:value="87.16935077245">
                <text:p>87.16935077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">
                <text:p>574</text:p>
              </table:table-cell>
              <table:table-cell office:value-type="float" office:value="86">
                <text:p>86</text:p>
              </table:table-cell>
              <table:table-cell office:value-type="float" office:value="86.4407483682">
                <text:p>86.4407483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8">
                <text:p>568</text:p>
              </table:table-cell>
              <table:table-cell office:value-type="float" office:value="85">
                <text:p>85</text:p>
              </table:table-cell>
              <table:table-cell office:value-type="float" office:value="85.5664884768">
                <text:p>85.5664884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0">
                <text:p>560</text:p>
              </table:table-cell>
              <table:table-cell office:value-type="float" office:value="84">
                <text:p>84</text:p>
              </table:table-cell>
              <table:table-cell office:value-type="float" office:value="84.40091552">
                <text:p>84.400915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3">
                <text:p>553</text:p>
              </table:table-cell>
              <table:table-cell office:value-type="float" office:value="83">
                <text:p>83</text:p>
              </table:table-cell>
              <table:table-cell office:value-type="float" office:value="83.38113940005">
                <text:p>83.38113940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9">
                <text:p>549</text:p>
              </table:table-cell>
              <table:table-cell office:value-type="float" office:value="82">
                <text:p>82</text:p>
              </table:table-cell>
              <table:table-cell office:value-type="float" office:value="82.79845218445">
                <text:p>82.798452184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1">
                <text:p>541</text:p>
              </table:table-cell>
              <table:table-cell office:value-type="float" office:value="81">
                <text:p>81</text:p>
              </table:table-cell>
              <table:table-cell office:value-type="float" office:value="81.63316938045">
                <text:p>81.633169380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">
                <text:p>532</text:p>
              </table:table-cell>
              <table:table-cell office:value-type="float" office:value="80">
                <text:p>80</text:p>
              </table:table-cell>
              <table:table-cell office:value-type="float" office:value="80.3223722568">
                <text:p>80.32237225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7">
                <text:p>527</text:p>
              </table:table-cell>
              <table:table-cell office:value-type="float" office:value="79">
                <text:p>79</text:p>
              </table:table-cell>
              <table:table-cell office:value-type="float" office:value="79.59421844405">
                <text:p>79.59421844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6">
                <text:p>516</text:p>
              </table:table-cell>
              <table:table-cell office:value-type="float" office:value="78">
                <text:p>78</text:p>
              </table:table-cell>
              <table:table-cell office:value-type="float" office:value="77.9924480392">
                <text:p>77.9924480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1">
                <text:p>511</text:p>
              </table:table-cell>
              <table:table-cell office:value-type="float" office:value="77">
                <text:p>77</text:p>
              </table:table-cell>
              <table:table-cell office:value-type="float" office:value="77.26444693845">
                <text:p>77.26444693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">
                <text:p>491</text:p>
              </table:table-cell>
              <table:table-cell office:value-type="float" office:value="76">
                <text:p>76</text:p>
              </table:table-cell>
              <table:table-cell office:value-type="float" office:value="74.35291976045">
                <text:p>74.35291976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5">
                <text:p>495</text:p>
              </table:table-cell>
              <table:table-cell office:value-type="float" office:value="75">
                <text:p>75</text:p>
              </table:table-cell>
              <table:table-cell office:value-type="float" office:value="74.93516411125">
                <text:p>74.93516411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">
                <text:p>488</text:p>
              </table:table-cell>
              <table:table-cell office:value-type="float" office:value="74">
                <text:p>74</text:p>
              </table:table-cell>
              <table:table-cell office:value-type="float" office:value="73.9162565408">
                <text:p>73.9162565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3">
                <text:p>483</text:p>
              </table:table-cell>
              <table:table-cell office:value-type="float" office:value="73">
                <text:p>73</text:p>
              </table:table-cell>
              <table:table-cell office:value-type="float" office:value="73.18852268605">
                <text:p>73.188522686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8">
                <text:p>478</text:p>
              </table:table-cell>
              <table:table-cell office:value-type="float" office:value="72">
                <text:p>72</text:p>
              </table:table-cell>
              <table:table-cell office:value-type="float" office:value="72.4608365538">
                <text:p>72.46083655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6">
                <text:p>466</text:p>
              </table:table-cell>
              <table:table-cell office:value-type="float" office:value="71">
                <text:p>71</text:p>
              </table:table-cell>
              <table:table-cell office:value-type="float" office:value="70.7145845442">
                <text:p>70.7145845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5">
                <text:p>465</text:p>
              </table:table-cell>
              <table:table-cell office:value-type="float" office:value="70">
                <text:p>70</text:p>
              </table:table-cell>
              <table:table-cell office:value-type="float" office:value="70.56907595125">
                <text:p>70.56907595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0">
                <text:p>460</text:p>
              </table:table-cell>
              <table:table-cell office:value-type="float" office:value="69">
                <text:p>69</text:p>
              </table:table-cell>
              <table:table-cell office:value-type="float" office:value="69.84156162">
                <text:p>69.84156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">
                <text:p>445</text:p>
              </table:table-cell>
              <table:table-cell office:value-type="float" office:value="68">
                <text:p>68</text:p>
              </table:table-cell>
              <table:table-cell office:value-type="float" office:value="67.65930496125">
                <text:p>67.65930496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2">
                <text:p>442</text:p>
              </table:table-cell>
              <table:table-cell office:value-type="float" office:value="67">
                <text:p>67</text:p>
              </table:table-cell>
              <table:table-cell office:value-type="float" office:value="67.2229051698">
                <text:p>67.2229051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66">
                <text:p>66</text:p>
              </table:table-cell>
              <table:table-cell office:value-type="float" office:value="66.20470580125">
                <text:p>66.20470580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5">
                <text:p>425</text:p>
              </table:table-cell>
              <table:table-cell office:value-type="float" office:value="65">
                <text:p>65</text:p>
              </table:table-cell>
              <table:table-cell office:value-type="float" office:value="64.75029753125">
                <text:p>64.7502975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8">
                <text:p>418</text:p>
              </table:table-cell>
              <table:table-cell office:value-type="float" office:value="64">
                <text:p>64</text:p>
              </table:table-cell>
              <table:table-cell office:value-type="float" office:value="63.7323253218">
                <text:p>63.7323253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5">
                <text:p>415</text:p>
              </table:table-cell>
              <table:table-cell office:value-type="float" office:value="63">
                <text:p>63</text:p>
              </table:table-cell>
              <table:table-cell office:value-type="float" office:value="63.29608015125">
                <text:p>63.29608015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4">
                <text:p>404</text:p>
              </table:table-cell>
              <table:table-cell office:value-type="float" office:value="62">
                <text:p>62</text:p>
              </table:table-cell>
              <table:table-cell office:value-type="float" office:value="61.6966615112">
                <text:p>61.6966615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2">
                <text:p>402</text:p>
              </table:table-cell>
              <table:table-cell office:value-type="float" office:value="61">
                <text:p>61</text:p>
              </table:table-cell>
              <table:table-cell office:value-type="float" office:value="61.4058829378">
                <text:p>61.4058829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8">
                <text:p>388</text:p>
              </table:table-cell>
              <table:table-cell office:value-type="float" office:value="60">
                <text:p>60</text:p>
              </table:table-cell>
              <table:table-cell office:value-type="float" office:value="59.3706467208">
                <text:p>59.37064672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8">
                <text:p>388</text:p>
              </table:table-cell>
              <table:table-cell office:value-type="float" office:value="59">
                <text:p>59</text:p>
              </table:table-cell>
              <table:table-cell office:value-type="float" office:value="59.3706467208">
                <text:p>59.3706467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3">
                <text:p>383</text:p>
              </table:table-cell>
              <table:table-cell office:value-type="float" office:value="58">
                <text:p>58</text:p>
              </table:table-cell>
              <table:table-cell office:value-type="float" office:value="58.64386731605">
                <text:p>58.643867316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5">
                <text:p>375</text:p>
              </table:table-cell>
              <table:table-cell office:value-type="float" office:value="57">
                <text:p>57</text:p>
              </table:table-cell>
              <table:table-cell office:value-type="float" office:value="57.48111953125">
                <text:p>57.4811195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7">
                <text:p>367</text:p>
              </table:table-cell>
              <table:table-cell office:value-type="float" office:value="56">
                <text:p>56</text:p>
              </table:table-cell>
              <table:table-cell office:value-type="float" office:value="56.31849391605">
                <text:p>56.31849391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6">
                <text:p>356</text:p>
              </table:table-cell>
              <table:table-cell office:value-type="float" office:value="55">
                <text:p>55</text:p>
              </table:table-cell>
              <table:table-cell office:value-type="float" office:value="54.7200831752">
                <text:p>54.7200831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">
                <text:p>349</text:p>
              </table:table-cell>
              <table:table-cell office:value-type="float" office:value="54">
                <text:p>54</text:p>
              </table:table-cell>
              <table:table-cell office:value-type="float" office:value="53.70303296445">
                <text:p>53.703032964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8">
                <text:p>338</text:p>
              </table:table-cell>
              <table:table-cell office:value-type="float" office:value="53">
                <text:p>53</text:p>
              </table:table-cell>
              <table:table-cell office:value-type="float" office:value="52.1050001858">
                <text:p>52.10500018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8">
                <text:p>338</text:p>
              </table:table-cell>
              <table:table-cell office:value-type="float" office:value="52">
                <text:p>52</text:p>
              </table:table-cell>
              <table:table-cell office:value-type="float" office:value="52.1050001858">
                <text:p>52.10500018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8">
                <text:p>328</text:p>
              </table:table-cell>
              <table:table-cell office:value-type="float" office:value="51">
                <text:p>51</text:p>
              </table:table-cell>
              <table:table-cell office:value-type="float" office:value="50.6524435488">
                <text:p>50.6524435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3">
                <text:p>323</text:p>
              </table:table-cell>
              <table:table-cell office:value-type="float" office:value="50">
                <text:p>50</text:p>
              </table:table-cell>
              <table:table-cell office:value-type="float" office:value="49.92623681405">
                <text:p>49.92623681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">
                <text:p>318</text:p>
              </table:table-cell>
              <table:table-cell office:value-type="float" office:value="49">
                <text:p>49</text:p>
              </table:table-cell>
              <table:table-cell office:value-type="float" office:value="49.2000778018">
                <text:p>49.20007780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6">
                <text:p>306</text:p>
              </table:table-cell>
              <table:table-cell office:value-type="float" office:value="48">
                <text:p>48</text:p>
              </table:table-cell>
              <table:table-cell office:value-type="float" office:value="47.4574908802">
                <text:p>47.4574908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1">
                <text:p>301</text:p>
              </table:table-cell>
              <table:table-cell office:value-type="float" office:value="47">
                <text:p>47</text:p>
              </table:table-cell>
              <table:table-cell office:value-type="float" office:value="46.73149412445">
                <text:p>46.73149412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7">
                <text:p>297</text:p>
              </table:table-cell>
              <table:table-cell office:value-type="float" office:value="46">
                <text:p>46</text:p>
              </table:table-cell>
              <table:table-cell office:value-type="float" office:value="46.15073108005">
                <text:p>46.15073108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2">
                <text:p>292</text:p>
              </table:table-cell>
              <table:table-cell office:value-type="float" office:value="45">
                <text:p>45</text:p>
              </table:table-cell>
              <table:table-cell office:value-type="float" office:value="45.4248202248">
                <text:p>45.4248202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2">
                <text:p>282</text:p>
              </table:table-cell>
              <table:table-cell office:value-type="float" office:value="44">
                <text:p>44</text:p>
              </table:table-cell>
              <table:table-cell office:value-type="float" office:value="43.9731416818">
                <text:p>43.9731416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6">
                <text:p>276</text:p>
              </table:table-cell>
              <table:table-cell office:value-type="float" office:value="43">
                <text:p>43</text:p>
              </table:table-cell>
              <table:table-cell office:value-type="float" office:value="43.1022261832">
                <text:p>43.10222618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6">
                <text:p>266</text:p>
              </table:table-cell>
              <table:table-cell office:value-type="float" office:value="42">
                <text:p>42</text:p>
              </table:table-cell>
              <table:table-cell office:value-type="float" office:value="41.6508530642">
                <text:p>41.6508530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3">
                <text:p>263</text:p>
              </table:table-cell>
              <table:table-cell office:value-type="float" office:value="41">
                <text:p>41</text:p>
              </table:table-cell>
              <table:table-cell office:value-type="float" office:value="41.21547835205">
                <text:p>41.21547835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39.329053125">
                <text:p>39.32905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9">
                <text:p>249</text:p>
              </table:table-cell>
              <table:table-cell office:value-type="float" office:value="39">
                <text:p>39</text:p>
              </table:table-cell>
              <table:table-cell office:value-type="float" office:value="39.18395685445">
                <text:p>39.183956854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5">
                <text:p>245</text:p>
              </table:table-cell>
              <table:table-cell office:value-type="float" office:value="38">
                <text:p>38</text:p>
              </table:table-cell>
              <table:table-cell office:value-type="float" office:value="38.60359086125">
                <text:p>38.60359086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7">
                <text:p>237</text:p>
              </table:table-cell>
              <table:table-cell office:value-type="float" office:value="37">
                <text:p>37</text:p>
              </table:table-cell>
              <table:table-cell office:value-type="float" office:value="37.44295050205">
                <text:p>37.44295050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8">
                <text:p>228</text:p>
              </table:table-cell>
              <table:table-cell office:value-type="float" office:value="36">
                <text:p>36</text:p>
              </table:table-cell>
              <table:table-cell office:value-type="float" office:value="36.1373761288">
                <text:p>36.1373761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0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34.97699538">
                <text:p>34.976995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2">
                <text:p>212</text:p>
              </table:table-cell>
              <table:table-cell office:value-type="float" office:value="34">
                <text:p>34</text:p>
              </table:table-cell>
              <table:table-cell office:value-type="float" office:value="33.8167368008">
                <text:p>33.81673680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">
                <text:p>202</text:p>
              </table:table-cell>
              <table:table-cell office:value-type="float" office:value="33">
                <text:p>33</text:p>
              </table:table-cell>
              <table:table-cell office:value-type="float" office:value="32.3665853778">
                <text:p>32.3665853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4">
                <text:p>194</text:p>
              </table:table-cell>
              <table:table-cell office:value-type="float" office:value="32">
                <text:p>32</text:p>
              </table:table-cell>
              <table:table-cell office:value-type="float" office:value="31.2066016802">
                <text:p>31.20660168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9">
                <text:p>189</text:p>
              </table:table-cell>
              <table:table-cell office:value-type="float" office:value="31">
                <text:p>31</text:p>
              </table:table-cell>
              <table:table-cell office:value-type="float" office:value="30.48167390845">
                <text:p>30.481673908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0">
                <text:p>180</text:p>
              </table:table-cell>
              <table:table-cell office:value-type="float" office:value="30">
                <text:p>30</text:p>
              </table:table-cell>
              <table:table-cell office:value-type="float" office:value="29.17692418">
                <text:p>29.176924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">
                <text:p>174</text:p>
              </table:table-cell>
              <table:table-cell office:value-type="float" office:value="29">
                <text:p>29</text:p>
              </table:table-cell>
              <table:table-cell office:value-type="float" office:value="28.3071769282">
                <text:p>28.30717692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9">
                <text:p>169</text:p>
              </table:table-cell>
              <table:table-cell office:value-type="float" office:value="28">
                <text:p>28</text:p>
              </table:table-cell>
              <table:table-cell office:value-type="float" office:value="27.58244004645">
                <text:p>27.58244004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1">
                <text:p>161</text:p>
              </table:table-cell>
              <table:table-cell office:value-type="float" office:value="27">
                <text:p>27</text:p>
              </table:table-cell>
              <table:table-cell office:value-type="float" office:value="26.42296029845">
                <text:p>26.422960298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6">
                <text:p>156</text:p>
              </table:table-cell>
              <table:table-cell office:value-type="float" office:value="26">
                <text:p>26</text:p>
              </table:table-cell>
              <table:table-cell office:value-type="float" office:value="25.6983474952">
                <text:p>25.69834749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24.828875125">
                <text:p>24.828875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6">
                <text:p>136</text:p>
              </table:table-cell>
              <table:table-cell office:value-type="float" office:value="24">
                <text:p>24</text:p>
              </table:table-cell>
              <table:table-cell office:value-type="float" office:value="22.8003735072">
                <text:p>22.80037350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23">
                <text:p>23</text:p>
              </table:table-cell>
              <table:table-cell office:value-type="float" office:value="22.8003735072">
                <text:p>22.8003735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22">
                <text:p>22</text:p>
              </table:table-cell>
              <table:table-cell office:value-type="float" office:value="21.0619556232">
                <text:p>21.0619556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20.62739410245">
                <text:p>20.62739410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8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20.1928497618">
                <text:p>20.19284976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">
                <text:p>109</text:p>
              </table:table-cell>
              <table:table-cell office:value-type="float" office:value="19">
                <text:p>19</text:p>
              </table:table-cell>
              <table:table-cell office:value-type="float" office:value="18.88931982045">
                <text:p>18.88931982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18.1652033312">
                <text:p>18.16520333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  <table:table-cell office:value-type="float" office:value="17.15152042005">
                <text:p>17.151520420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16.137931045">
                <text:p>16.1379310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15.12443520605">
                <text:p>15.124435206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13.67674626405">
                <text:p>13.676746264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2.9529733768">
                <text:p>12.9529733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12.22924821205">
                <text:p>12.229248212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1.07138721125">
                <text:p>11.07138721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9.62423276125">
                <text:p>9.62423276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9.04542443045">
                <text:p>9.045424430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.0325833442">
                <text:p>8.0325833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6.73049653125">
                <text:p>6.7304965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5.86252455645">
                <text:p>5.862524556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9821543602">
                <text:p>3.9821543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25902095445">
                <text:p>3.25902095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1144">
                <text:p>3.11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1144">
                <text:p>3.1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1144">
                <text:p>3.11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144">
                <text:p>3.1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